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rSettingsMonitor.getResolution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ettingsMonitor.getConflictManag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ettingsMonitor.getStatus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ettingsMonitor.substitute( Map strin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serSettingsMonitor.getNamespace( String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ettingsMonitor.getBase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ettingsMonitor.getResolver( ModuleRevisionId mRev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ettingsMonitor.getMonitored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ettingsMonitor.ParserSettingsMonitor( ParserSettings 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rSettingsMonitor.getRelativeUrl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ettingsMonitor.getMatcher( String match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ettingsMonitor.hasChanged( ParserSettings newSettin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rserSettingsMonitor.endMonito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rSettingsMonitor.substitute(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serSettingsMonitor.resolveFile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